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background-color="transparent" fo:font-size="9.000000000000000pt"/>
    </style:style>
    <style:style style:name="T17" style:family="text"/>
    <style:style style:name="T18" style:family="text">
      <style:text-properties fo:font-family="仿宋" fo:font-size="12.000000000000000pt"/>
    </style:style>
    <style:style style:name="T19" style:family="text">
      <style:text-properties fo:font-family="Sans" fo:font-size="9.000000000000000pt"/>
    </style:style>
    <style:style style:name="T20" style:family="text">
      <style:text-properties fo:font-family="仿宋" fo:font-size="11.000000000000000pt"/>
    </style:style>
    <style:style style:name="T21" style:family="text">
      <style:text-properties fo:font-family="仿宋" fo:font-size="10.000000000000000pt"/>
    </style:style>
    <style:style style:name="T22" style:family="text">
      <style:text-properties fo:font-size="10.000000000000000pt" fo:font-weight="normal"/>
    </style:style>
    <style:style style:name="T23"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parent-style-name="Standard" style:family="paragraph">
      <style:paragraph-properties fo:break-before="page"/>
      <style:text-properties fo:color="#000000" fo:font-family="宋体" fo:font-size="9.000000000000000pt"/>
    </style:style>
    <style:style style:name="P15"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
      <text:p text:style-name="P14"/>
      <text:p text:style-name="P13"/>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6">出现一级标题前自动 索引号 丢失</text:span></text:h>
      <text:p text:style-name="P5"/>
      <text:p text:style-name="P13"><text:span text:style-name="T17">在“....(7稿).</text:span><text:span text:style-name="T15">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5">目前除非判断没有设置段落级别(或者设置错误)</text:p>
      <text:p text:style-name="P15"><text:span text:style-name="T15">KoFilter::ConversionStatus DocxXmlDocumentReader::read_ilvl()</text:span></text:p>
      <text:p text:style-name="P15"><text:span text:style-name="T15">KoFilter::ConversionStatus DocxXmlDocumentReader::read_body()</text:span></text:p>
      <text:p text:style-name="P15"><text:span text:style-name="T15">KoFilter::ConversionStatus<text:s/></text:span>DocxXmlDocumentReader::read_numPr()</text:p>
      <text:p text:style-name="P1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8">Qtcreator<text:s/></text:span></text:h>
      <text:p text:style-name="P5"><text:span text:style-name="T8">C:\Qt\AStyle\bin\AStyle.exe</text:span></text:p>
      <text:p text:style-name="P5"><text:span text:style-name="T19">style=ansi</text:span></text:p>
      <text:p text:style-name="P6"><text:span text:style-name="T19">add-braces</text:span></text:p>
      <text:p text:style-name="P6"><text:span text:style-name="T19">indent-switches</text:span></text:p>
      <text:p text:style-name="P6"/>
      <text:h text:outline-level="2" text:style-name="P11"><text:span text:style-name="T20">遇到的设置问题</text:span></text:h>
      <text:h text:outline-level="3" text:style-name="P12"><text:span text:style-name="T21">调试速度</text:span></text:h>
      <text:p text:style-name="P5"><text:span text:style-name="T21">Options/Build&amp;Run/General: 取消Always deploy project before running it</text:span></text:p>
      <text:p text:style-name="P5"/>
      <text:h text:outline-level="3" text:style-name="P12"><text:span text:style-name="T22">配置修改问题</text:span></text:h>
      <text:p text:style-name="P5"><text:span text:style-name="T23">不要轻易修改 Options/Debugger/CDB: Use Python dumper 取消会出现无法调试问题，需要删除</text:span></text:p>
      <text:p text:style-name="P5"><text:span text:style-name="T23">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34</meta:editing-cycles>
    <dc:date>2021-07-21T21:43:25</dc:date>
    <meta:creation-date>2008-08-22T11:41:04</meta:creation-date>
  </office:meta>
</office:document-meta>
</file>